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objectwithoutfill">
      <style:graphic-properties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9cm" svg:height="2.1cm" svg:x="0.5cm" svg:y="3.6cm">
          <text:p text:style-name="P1">Is low</text:p>
          <text:p text:style-name="P1">energy?</text:p>
        </draw:rect>
        <draw:rect draw:style-name="gr1" draw:text-style-name="P1" xml:id="id2" draw:id="id2" draw:layer="layout" svg:width="3.9cm" svg:height="2.1cm" svg:x="0.5cm" svg:y="15.4cm">
          <text:p text:style-name="P1">Decision:</text:p>
          <text:p text:style-name="P1">non-speech</text:p>
        </draw:rect>
        <draw:connector draw:style-name="gr2" draw:text-style-name="P1" draw:layer="layout" svg:x1="2.45cm" svg:y1="5.7cm" svg:x2="2.45cm" svg:y2="15.4cm" draw:start-shape="id1" draw:start-glue-point="2" draw:end-shape="id2" draw:end-glue-point="0" svg:d="M2450 5700v9700">
          <text:p text:style-name="P1">Yes <text:s text:c="6"/></text:p>
        </draw:connector>
        <draw:rect draw:style-name="gr1" draw:text-style-name="P1" xml:id="id3" draw:id="id3" draw:layer="layout" svg:width="3.9cm" svg:height="2.1cm" svg:x="6.3cm" svg:y="3.6cm">
          <text:p text:style-name="P1">Mainly low</text:p>
          <text:p text:style-name="P1">frequency?</text:p>
        </draw:rect>
        <draw:rect draw:style-name="gr1" draw:text-style-name="P1" xml:id="id4" draw:id="id4" draw:layer="layout" svg:width="3.9cm" svg:height="2.1cm" svg:x="6.3cm" svg:y="7.8cm">
          <text:p text:style-name="P1">Pitch</text:p>
          <text:p text:style-name="P1">present?</text:p>
        </draw:rect>
        <draw:connector draw:style-name="gr2" draw:text-style-name="P1" draw:layer="layout" svg:x1="4.4cm" svg:y1="4.65cm" svg:x2="6.3cm" svg:y2="4.65cm" draw:start-shape="id1" draw:start-glue-point="1" draw:end-shape="id3" draw:end-glue-point="3" svg:d="M4400 4650h1900">
          <text:p text:style-name="P1">No</text:p>
          <text:p text:style-name="P1"/>
        </draw:connector>
        <draw:connector draw:style-name="gr2" draw:text-style-name="P1" draw:layer="layout" svg:x1="8.25cm" svg:y1="5.7cm" svg:x2="8.25cm" svg:y2="7.8cm" draw:start-shape="id3" draw:end-shape="id4" draw:end-glue-point="0" svg:d="M8250 5700v2100">
          <text:p text:style-name="P1">Yes <text:s text:c="7"/></text:p>
        </draw:connector>
        <draw:rect draw:style-name="gr3" draw:text-style-name="P1" xml:id="id5" draw:id="id5" draw:layer="layout" svg:width="3.9cm" svg:height="2.1cm" svg:x="0.5cm" svg:y="0.5cm">
          <text:p text:style-name="P1">Input</text:p>
          <text:p text:style-name="P1">signal</text:p>
        </draw:rect>
        <draw:connector draw:style-name="gr4" draw:text-style-name="P1" draw:layer="layout" svg:x1="2.45cm" svg:y1="2.6cm" svg:x2="2.45cm" svg:y2="3.6cm" draw:start-shape="id5" draw:start-glue-point="2" draw:end-shape="id1" draw:end-glue-point="0" svg:d="M2450 2600v1000">
          <text:p/>
        </draw:connector>
        <draw:connector draw:style-name="gr2" draw:text-style-name="P1" draw:layer="layout" svg:x1="6.3cm" svg:y1="8.85cm" svg:x2="4.4cm" svg:y2="16.45cm" draw:start-shape="id4" draw:start-glue-point="3" draw:end-shape="id2" svg:d="M6300 8850h-950v7600h-950">
          <text:p text:style-name="P1">No <text:s text:c="6"/></text:p>
        </draw:connector>
        <draw:rect draw:style-name="gr1" draw:text-style-name="P1" xml:id="id6" draw:id="id6" draw:layer="layout" svg:width="3.9cm" svg:height="2.1cm" svg:x="11.7cm" svg:y="3.6cm">
          <text:p text:style-name="P1">Is high</text:p>
          <text:p text:style-name="P1">energy?</text:p>
        </draw:rect>
        <draw:connector draw:style-name="gr2" draw:text-style-name="P1" draw:layer="layout" svg:x1="10.2cm" svg:y1="4.65cm" svg:x2="11.7cm" svg:y2="4.65cm" draw:start-shape="id3" draw:start-glue-point="1" draw:end-shape="id6" draw:end-glue-point="3" svg:d="M10200 4650h1500">
          <text:p text:style-name="P1">No</text:p>
          <text:p text:style-name="P1"/>
        </draw:connector>
        <draw:rect draw:style-name="gr1" draw:text-style-name="P1" xml:id="id7" draw:id="id7" draw:layer="layout" svg:width="3.9cm" svg:height="2.1cm" svg:x="9.1cm" svg:y="15.4cm">
          <text:p text:style-name="P1">Decision:</text:p>
          <text:p text:style-name="P1">speech</text:p>
        </draw:rect>
        <draw:connector draw:style-name="gr2" draw:text-style-name="P1" draw:layer="layout" svg:x1="8.25cm" svg:y1="9.9cm" svg:x2="9.1cm" svg:y2="16.45cm" draw:start-shape="id4" draw:start-glue-point="2" draw:end-shape="id7" draw:end-glue-point="3" svg:d="M8250 9900v6550h850">
          <text:p text:style-name="P1"><text:s text:c="3"/>Yes</text:p>
        </draw:connector>
        <draw:connector draw:style-name="gr2" draw:text-style-name="P1" draw:layer="layout" draw:line-skew="-3.35cm" svg:x1="13.65cm" svg:y1="5.7cm" svg:x2="11.05cm" svg:y2="15.4cm" draw:start-shape="id6" draw:start-glue-point="2" draw:end-shape="id7" draw:end-glue-point="0" svg:d="M13650 5700v1500h-2600v8200">
          <text:p text:style-name="P1">Y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rect draw:style-name="gr1" draw:text-style-name="P1" xml:id="id8" draw:id="id8" draw:layer="layout" svg:width="3.9cm" svg:height="2.1cm" svg:x="12.8cm" svg:y="9.8cm">
          <text:p text:style-name="P1">Previous</text:p>
          <text:p text:style-name="P1">frame was</text:p>
          <text:p text:style-name="P1">speech?</text:p>
        </draw:rect>
        <draw:connector draw:style-name="gr2" draw:text-style-name="P1" draw:layer="layout" svg:x1="15.6cm" svg:y1="4.65cm" svg:x2="14.75cm" svg:y2="9.8cm" draw:start-shape="id6" draw:start-glue-point="1" draw:end-shape="id8" draw:end-glue-point="0" svg:d="M15600 4650h501v3100h-1351v2050">
          <text:p text:style-name="P1">No</text:p>
        </draw:connector>
        <draw:connector draw:style-name="gr2" draw:text-style-name="P1" draw:layer="layout" svg:x1="14.75cm" svg:y1="11.9cm" svg:x2="13cm" svg:y2="16.45cm" draw:start-shape="id8" draw:start-glue-point="2" draw:end-shape="id7" draw:end-glue-point="1" svg:d="M14750 11900v4550h-1750">
          <text:p text:style-name="P1">Yes</text:p>
        </draw:connector>
        <draw:connector draw:style-name="gr2" draw:text-style-name="P1" draw:layer="layout" draw:line-skew="0cm 0.499cm" svg:x1="16.7cm" svg:y1="10.85cm" svg:x2="2.45cm" svg:y2="17.5cm" draw:start-shape="id8" draw:start-glue-point="1" draw:end-shape="id2" draw:end-glue-point="2" svg:d="M16700 10850h501v7650h-14751v-100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73"/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7.7cm" fo:page-height="1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Bäckström</meta:initial-creator>
    <meta:creation-date>2015-09-08T15:39:31.25</meta:creation-date>
    <dc:date>2015-09-08T15:53:36.85</dc:date>
    <dc:creator>Tom Bäckström</dc:creator>
    <meta:editing-duration>PT14M8S</meta:editing-duration>
    <meta:editing-cycles>5</meta:editing-cycles>
    <meta:generator>OpenOffice/4.1.1$Win32 OpenOffice.org_project/411m6$Build-9775</meta:generator>
    <meta:document-statistic meta:object-count="19"/>
  </office:meta>
</office:document-meta>
</file>